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9bf0" officeooo:paragraph-rsid="00209bf0"/>
    </style:style>
    <style:style style:name="P3" style:family="paragraph" style:parent-style-name="Standard">
      <style:paragraph-properties fo:text-align="center" style:justify-single-word="false"/>
      <style:text-properties officeooo:rsid="0022f445" officeooo:paragraph-rsid="0022f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2. Conclusiones</text:p>
      <text:p text:style-name="P1"/>
      <text:p text:style-name="P1"/>
      <text:p text:style-name="P2">Realmente con este proyecto he aprendido a encontrar soluciones a pequeños fallos que se han presentado en mi proyecto , también he aprendido bastante sobre la administración de servidores con salida al exterior de una red local que es gran parte de lo que hemos estudiado y visto en estos dos años de grado superior , sobre todo también he leído mucho sobre el tema de certificados web y lo importantes que son para la privacidad del usuario y sobre todo por el tema de la confianza al entrar en un sitio web.</text:p>
      <text:p text:style-name="P2"/>
      <text:p text:style-name="P3">Para terminar , me gustaría decir que estoy muy contento con mi proyecto porque he aprendido bastante sobre el tema y además el proyecto ha salido como lo tenia pensado desde un primer momento y es un proyecto que voy a poder utilizar de manera personal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2T11:51:30.170000000</meta:creation-date>
    <meta:generator>LibreOffice/7.1.0.3$Windows_X86_64 LibreOffice_project/f6099ecf3d29644b5008cc8f48f42f4a40986e4c</meta:generator>
    <dc:date>2021-06-12T12:08:56.196000000</dc:date>
    <meta:editing-duration>PT17M25S</meta:editing-duration>
    <meta:editing-cycles>4</meta:editing-cycles>
    <meta:document-statistic meta:table-count="0" meta:image-count="0" meta:object-count="0" meta:page-count="1" meta:paragraph-count="3" meta:word-count="141" meta:character-count="780" meta:non-whitespace-character-count="642"/>
  </office:meta>
</office:document-meta>
</file>